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underline-style="solid" style:text-underline-width="auto" style:text-underline-color="font-color" officeooo:rsid="0007185c" officeooo:paragraph-rsid="0007185c"/>
    </style:style>
    <style:style style:name="P2" style:family="paragraph" style:parent-style-name="Standard" style:list-style-name="L1">
      <style:text-properties style:text-underline-style="none" officeooo:rsid="0007185c" officeooo:paragraph-rsid="0007185c"/>
    </style:style>
    <style:style style:name="P3" style:family="paragraph" style:parent-style-name="Standard" style:list-style-name="L1">
      <style:text-properties fo:font-style="normal" style:text-underline-style="none" officeooo:rsid="0007844f" officeooo:paragraph-rsid="0007844f" style:font-style-asian="normal" style:font-style-complex="normal"/>
    </style:style>
    <style:style style:name="P4" style:family="paragraph" style:parent-style-name="Standard" style:list-style-name="L1">
      <style:text-properties fo:font-style="normal" style:text-underline-style="none" officeooo:rsid="0007fa60" officeooo:paragraph-rsid="0007fa60" style:font-style-asian="normal" style:font-style-complex="normal"/>
    </style:style>
    <style:style style:name="P5" style:family="paragraph" style:parent-style-name="Standard" style:list-style-name="L1">
      <style:text-properties fo:font-style="normal" style:text-underline-style="none" officeooo:rsid="0008ca9d" officeooo:paragraph-rsid="0008ca9d" style:font-style-asian="normal" style:font-style-complex="normal"/>
    </style:style>
    <style:style style:name="P6" style:family="paragraph" style:parent-style-name="Standard" style:list-style-name="L1">
      <style:text-properties fo:font-style="normal" style:text-underline-style="none" officeooo:rsid="00090102" officeooo:paragraph-rsid="00090102" style:font-style-asian="normal" style:font-style-complex="normal"/>
    </style:style>
    <style:style style:name="P7" style:family="paragraph" style:parent-style-name="Standard" style:list-style-name="L1">
      <style:text-properties fo:font-style="normal" style:text-underline-style="none" officeooo:rsid="00096e3e" officeooo:paragraph-rsid="00096e3e" style:font-style-asian="normal" style:font-style-complex="normal"/>
    </style:style>
    <style:style style:name="P8" style:family="paragraph" style:parent-style-name="Standard" style:list-style-name="L1">
      <style:text-properties fo:font-style="normal" style:text-underline-style="none" officeooo:rsid="000a13fb" officeooo:paragraph-rsid="000a13fb" style:font-style-asian="normal" style:font-style-complex="normal"/>
    </style:style>
    <style:style style:name="P9" style:family="paragraph" style:parent-style-name="Standard" style:list-style-name="L1">
      <style:text-properties fo:font-style="normal" style:text-underline-style="none" officeooo:rsid="000bb398" officeooo:paragraph-rsid="000bb398" style:font-style-asian="normal" style:font-style-complex="normal"/>
    </style:style>
    <style:style style:name="P10" style:family="paragraph" style:parent-style-name="Standard" style:list-style-name="L1">
      <style:text-properties fo:font-style="normal" style:text-underline-style="none" officeooo:rsid="000cb150" officeooo:paragraph-rsid="000cb150" style:font-style-asian="normal" style:font-style-complex="normal"/>
    </style:style>
    <style:style style:name="P11" style:family="paragraph" style:parent-style-name="Standard" style:list-style-name="L1">
      <style:text-properties fo:font-style="normal" style:text-underline-style="none" officeooo:rsid="000d35c5" officeooo:paragraph-rsid="000d35c5" style:font-style-asian="normal" style:font-style-complex="normal"/>
    </style:style>
    <style:style style:name="P12" style:family="paragraph" style:parent-style-name="Standard" style:list-style-name="L1">
      <style:text-properties fo:font-style="normal" style:text-underline-style="none" officeooo:rsid="000de103" officeooo:paragraph-rsid="000de103" style:font-style-asian="normal" style:font-style-complex="normal"/>
    </style:style>
    <style:style style:name="P13" style:family="paragraph" style:parent-style-name="Standard" style:list-style-name="L1">
      <style:text-properties fo:font-style="normal" style:text-underline-style="solid" style:text-underline-width="auto" style:text-underline-color="font-color" officeooo:rsid="0007fa60" officeooo:paragraph-rsid="0007fa60" style:font-style-asian="normal" style:font-style-complex="normal"/>
    </style:style>
    <style:style style:name="P14" style:family="paragraph" style:parent-style-name="Standard" style:list-style-name="L1">
      <style:text-properties fo:font-style="normal" style:text-underline-style="solid" style:text-underline-width="auto" style:text-underline-color="font-color" officeooo:rsid="00096e3e" officeooo:paragraph-rsid="00096e3e" style:font-style-asian="normal" style:font-style-complex="normal"/>
    </style:style>
    <style:style style:name="P15" style:family="paragraph" style:parent-style-name="Standard" style:list-style-name="L1">
      <style:text-properties fo:font-style="normal" style:text-underline-style="solid" style:text-underline-width="auto" style:text-underline-color="font-color" officeooo:rsid="000a13fb" officeooo:paragraph-rsid="000a13fb" style:font-style-asian="normal" style:font-style-complex="normal"/>
    </style:style>
    <style:style style:name="P16" style:family="paragraph" style:parent-style-name="Standard" style:list-style-name="L1">
      <style:text-properties fo:font-style="normal" style:text-underline-style="solid" style:text-underline-width="auto" style:text-underline-color="font-color" officeooo:rsid="000de103" officeooo:paragraph-rsid="000de103" style:font-style-asian="normal" style:font-style-complex="normal"/>
    </style:style>
    <style:style style:name="T1" style:family="text">
      <style:text-properties style:font-name="Open Sans1"/>
    </style:style>
    <style:style style:name="T2" style:family="text">
      <style:text-properties style:font-name="Open Sans1" officeooo:rsid="0008ca9d"/>
    </style:style>
    <style:style style:name="T3" style:family="text">
      <style:text-properties officeooo:rsid="000de1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075505786214665937" text:style-name="L1">
        <text:list-item>
          <text:p text:style-name="P1"><text:span text:style-name="T1">The Stamp Act Crisis</text:span></text:p>
          <text:list>
            <text:list-item>
              <text:p text:style-name="P2"><text:span text:style-name="T1">Virginia's Patrick Henry declared that the Americans had the same rights as the English</text:span></text:p>
            </text:list-item>
            <text:list-item>
              <text:p text:style-name="P2"><text:span text:style-name="T1">In Massachusetts, James Otis convinced the intercolonial assembly that action needed to be taken against the British because of the taxes</text:span></text:p>
            </text:list-item>
            <text:list-item>
              <text:p text:style-name="P2"><text:span text:style-name="T1">Sons of Liberty agents burned stamps</text:span></text:p>
            </text:list-item>
            <text:list-item>
              <text:p text:style-name="P2"><text:span text:style-name="T1">Bostonians attacked pro-British “aristocrats”</text:span></text:p>
            </text:list-item>
            <text:list-item>
              <text:p text:style-name="P3"><text:span text:style-name="T1">England backed down when the massive boycott spread</text:span></text:p>
            </text:list-item>
            <text:list-item>
              <text:p text:style-name="P3"><text:span text:style-name="T1">The Stamp Act was repealed on 3/18/1766</text:span></text:p>
            </text:list-item>
            <text:list-item>
              <text:p text:style-name="P3"><text:span text:style-name="T1">Parliament passed the Declaratory Act, giving themselves absolute authority over the colonies. </text:span></text:p>
            </text:list-item>
          </text:list>
        </text:list-item>
        <text:list-item>
          <text:p text:style-name="P13"><text:span text:style-name="T1">The Townshend Progra</text:span><text:span text:style-name="T2">m</text:span></text:p>
          <text:list>
            <text:list-item>
              <text:p text:style-name="P4"><text:span text:style-name="T1">English landlords were angry at the king for repealing the Stamp Act</text:span></text:p>
            </text:list-item>
            <text:list-item>
              <text:p text:style-name="P4"><text:span text:style-name="T1">The King gave in and dismissed the PM Rockingham's ministry</text:span></text:p>
            </text:list-item>
            <text:list-item>
              <text:p text:style-name="P5"><text:span text:style-name="T1">William Pitt was called upon to form a government</text:span></text:p>
            </text:list-item>
            <text:list-item>
              <text:p text:style-name="P5"><text:span text:style-name="T1">Pitt was so hobbled by gout and mental illness that he was unable to lead his own government</text:span></text:p>
            </text:list-item>
            <text:list-item>
              <text:p text:style-name="P5"><text:span text:style-name="T1">Charles Townshend was forced to be chancellor</text:span></text:p>
            </text:list-item>
            <text:list-item>
              <text:p text:style-name="P5"><text:span text:style-name="T1">Townshend put the Quartering Act into place, which required the colonies to provide living quarters and supplies for the British ships</text:span></text:p>
            </text:list-item>
            <text:list-item>
              <text:p text:style-name="P5"><text:span text:style-name="T1">The Massachusetts and New York assemblies refused to give the ships the supplies required</text:span></text:p>
            </text:list-item>
            <text:list-item>
              <text:p text:style-name="P6"><text:span text:style-name="T1">The Massachusetts Assembly circulated a letter telling the colonial governments to stand up against any tax imposed by Parliament</text:span></text:p>
            </text:list-item>
            <text:list-item>
              <text:p text:style-name="P7">Lord Hillsborough threatened to dissolve any assembly endorsing Massachusetts' letter</text:p>
            </text:list-item>
            <text:list-item>
              <text:p text:style-name="P7">Merchants began another boycott which was joined by Philadelphia and New York</text:p>
            </text:list-item>
            <text:list-item>
              <text:p text:style-name="P7">This made American luxury items suddenly very much in style</text:p>
            </text:list-item>
          </text:list>
        </text:list-item>
        <text:list-item>
          <text:p text:style-name="P14">The Boston Massacre</text:p>
          <text:list>
            <text:list-item>
              <text:p text:style-name="P7">The British government had placed four regiments of redcoats in Boston</text:p>
            </text:list-item>
            <text:list-item>
              <text:p text:style-name="P7">The local dockworkers began pelting the British sentries with snowballs and rocks</text:p>
            </text:list-item>
            <text:list-item>
              <text:p text:style-name="P7">In the midst of the scuffle, a soldier was knocked over, and in the confusion following, the British fired into the crowd, killing five people</text:p>
            </text:list-item>
            <text:list-item>
              <text:p text:style-name="P7">The event happened almost certainly because of confusion, but it was turned into an event for the Resistance to use as propaganda</text:p>
            </text:list-item>
            <text:list-item>
              <text:p text:style-name="P7">Paul Revere made a BS engraving of the event</text:p>
            </text:list-item>
            <text:list-item>
              <text:p text:style-name="P7">The British soldiers were found guilty of manslaughter</text:p>
            </text:list-item>
            <text:list-item>
              <text:p text:style-name="P8">Samuel Adams led the publicizing of the Boston Massacre as an event planned and premeditated by the British</text:p>
            </text:list-item>
          </text:list>
        </text:list-item>
        <text:list-item>
          <text:p text:style-name="P15">The Philosophy of Revolt</text:p>
          <text:list>
            <text:list-item>
              <text:p text:style-name="P8">Many revolutionary ideas came in the years following the Boston Massacre</text:p>
            </text:list-item>
            <text:list-item>
              <text:p text:style-name="P9">There was a new concept of what government should be</text:p>
            </text:list-item>
            <text:list-item>
              <text:p text:style-name="P10">Government was considered necessary to to keep the corruptible people from being corrupt</text:p>
            </text:list-item>
            <text:list-item>
              <text:p text:style-name="P10">However, measures have to be taken to make sure that the government does not <text:soft-page-break/>become corrupt</text:p>
            </text:list-item>
            <text:list-item>
              <text:p text:style-name="P11">It became clear that the Constitution of England was coming into danger</text:p>
            </text:list-item>
            <text:list-item>
              <text:p text:style-name="P11">Americans believed in the principle that you can only be taxed with your own assent</text:p>
            </text:list-item>
            <text:list-item>
              <text:p text:style-name="P11">“No taxation without representation”</text:p>
            </text:list-item>
            <text:list-item>
              <text:p text:style-name="P11">England had virtual representation, <text:span text:style-name="T3">which meant that certain people represented certain places regardless of whether or not they were actually from that place</text:span></text:p>
            </text:list-item>
            <text:list-item>
              <text:p text:style-name="P12">America thought that that was not the way to do it</text:p>
            </text:list-item>
            <text:list-item>
              <text:p text:style-name="P12">The British thought that there had to be a single, ultimate authority, which the Americans disagreed with</text:p>
            </text:list-item>
          </text:list>
        </text:list-item>
        <text:list-item>
          <text:p text:style-name="P16">The Tea Excitement</text:p>
          <text:list>
            <text:list-item>
              <text:p text:style-name="P12">There was a growing feeling of resentment at the heavy British tax enforcement</text:p>
            </text:list-item>
            <text:list-item>
              <text:p text:style-name="P12">Colonists kept revolutionary sentiment going strong with pamphlets and letters</text:p>
            </text:list-item>
            <text:list-item>
              <text:p text:style-name="P12">They also made occasional revolutionary acts</text:p>
              <text:list>
                <text:list-item>
                  <text:p text:style-name="P12">A ship was burned and sank in RI</text:p>
                </text:list-item>
                <text:list-item>
                  <text:p text:style-name="P12">A ship was taken over in Delaware</text:p>
                </text:list-item>
              </text:list>
            </text:list-item>
            <text:list-item>
              <text:p text:style-name="P12">Britain's East India Company had a monopoly on the tea trad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Gargi-1.2b1" svg:font-family="Gargi-1.2b"/>
    <style:font-face style:name="Arial1" svg:font-family="Arial" style:font-family-generic="swiss"/>
    <style:font-face style:name="Open Sans" svg:font-family="'Open Sans'" style:font-family-generic="swiss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Gargi-1.2b" svg:font-family="Gargi-1.2b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Open Sans" fo:font-size="11pt" fo:language="en" fo:country="US" style:letter-kerning="true" style:font-name-asian="Source Han Sans Regular" style:font-size-asian="10.5pt" style:language-asian="zh" style:country-asian="CN" style:font-name-complex="Gargi-1.2b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Gargi-1.2b" style:font-family-complex="Gargi-1.2b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1" fo:font-family="Arial" style:font-family-generic="swiss" fo:font-size="12pt" fo:font-style="italic" style:font-size-asian="12pt" style:font-style-asian="italic" style:font-name-complex="Gargi-1.2b1" style:font-family-complex="Gargi-1.2b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family-generic="swiss" fo:font-size="12pt" style:font-size-asian="12pt" style:font-name-complex="Gargi-1.2b1" style:font-family-complex="Gargi-1.2b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4:02:30.554267965</meta:creation-date>
    <meta:generator>LibreOffice/4.3.1.2$Linux_X86_64 LibreOffice_project/430m0$Build-2</meta:generator>
    <dc:date>2014-09-16T16:21:10.599474766</dc:date>
    <meta:editing-duration>PT57M13S</meta:editing-duration>
    <meta:editing-cycles>9</meta:editing-cycles>
    <meta:document-statistic meta:table-count="0" meta:image-count="0" meta:object-count="0" meta:page-count="2" meta:paragraph-count="46" meta:word-count="569" meta:character-count="3282" meta:non-whitespace-character-count="2804"/>
  </office:meta>
</office:document-meta>
</file>